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28_13-18-55_000.jpg</text:p>
          </table:table-cell>
          <table:table-cell table:style-name="ce19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/>
          <table:table-cell table:style-name="ce35" table:formula="of:=IF([.E2]=&quot;&quot;;[.C2];CONCATENATE([.C2];&quot; / &quot;;[.E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1-28_15-37-18_000.jpg</text:p>
          </table:table-cell>
          <table:table-cell table:style-name="ce8" office:value-type="string">
            <text:p>:m 東和 PHOTO / 210129f / 武蔵新田駅 / 武蔵新田Ⅱプロジェクト / １名 / ホクシン設備（合田工務店） / 資料：天気</text:p>
          </table:table-cell>
          <table:table-cell table:style-name="ce4"/>
          <table:table-cell table:style-name="ce4"/>
          <table:table-cell table:style-name="ce4"/>
          <table:table-cell table:style-name="ce35" table:formula="of:=IF([.E3]=&quot;&quot;;[.C3];CONCATENATE([.C3];&quot; / &quot;;[.E3]))" office:value-type="string" office:string-value=":m 東和 PHOTO / 210129f / 武蔵新田駅 / 武蔵新田Ⅱプロジェクト / １名 / ホクシン設備（合田工務店） / 資料：天気">
            <text:p>:m 東和 PHOTO / 210129f / 武蔵新田駅 / 武蔵新田Ⅱプロジェクト / １名 / ホクシン設備（合田工務店） / 資料：天気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28_16-47-45_000.jpg</text:p>
          </table:table-cell>
          <table:table-cell table:style-name="ce8" office:value-type="string">
            <text:p>:m 東和 PHOTO / 210129f / 武蔵新田駅 / 武蔵新田Ⅱプロジェクト / １名 / ホクシン設備（合田工務店） / 資料：指示書</text:p>
          </table:table-cell>
          <table:table-cell table:style-name="ce18"/>
          <table:table-cell table:style-name="ce4"/>
          <table:table-cell table:style-name="ce4"/>
          <table:table-cell table:style-name="ce35" table:formula="of:=IF([.E4]=&quot;&quot;;[.C4];CONCATENATE([.C4];&quot; / &quot;;[.E4]))" office:value-type="string" office:string-value=":m 東和 PHOTO / 210129f / 武蔵新田駅 / 武蔵新田Ⅱプロジェクト / １名 / ホクシン設備（合田工務店） / 資料：指示書">
            <text:p>:m 東和 PHOTO / 210129f / 武蔵新田駅 / 武蔵新田Ⅱプロジェクト / １名 / ホクシン設備（合田工務店） / 資料：指示書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28_16-47-50_000.jpg</text:p>
          </table:table-cell>
          <table:table-cell table:style-name="ce8" office:value-type="string">
            <text:p>:m 東和 PHOTO / 210129f / 武蔵新田駅 / 武蔵新田Ⅱプロジェクト / １名 / ホクシン設備（合田工務店） / 資料：指示書</text:p>
          </table:table-cell>
          <table:table-cell table:style-name="ce19"/>
          <table:table-cell table:style-name="ce4"/>
          <table:table-cell table:style-name="ce4"/>
          <table:table-cell table:style-name="ce35" table:formula="of:=IF([.E5]=&quot;&quot;;[.C5];CONCATENATE([.C5];&quot; / &quot;;[.E5]))" office:value-type="string" office:string-value=":m 東和 PHOTO / 210129f / 武蔵新田駅 / 武蔵新田Ⅱプロジェクト / １名 / ホクシン設備（合田工務店） / 資料：指示書">
            <text:p>:m 東和 PHOTO / 210129f / 武蔵新田駅 / 武蔵新田Ⅱプロジェクト / １名 / ホクシン設備（合田工務店） / 資料：指示書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28_16-47-58_000.jpg</text:p>
          </table:table-cell>
          <table:table-cell table:style-name="ce8" office:value-type="string">
            <text:p>:m 東和 PHOTO / 210129f / 武蔵新田駅 / 武蔵新田Ⅱプロジェクト / １名 / ホクシン設備（合田工務店） / 資料：指示書</text:p>
          </table:table-cell>
          <table:table-cell table:style-name="ce19"/>
          <table:table-cell table:style-name="ce4"/>
          <table:table-cell table:style-name="ce4"/>
          <table:table-cell table:style-name="ce35" table:formula="of:=IF([.E6]=&quot;&quot;;[.C6];CONCATENATE([.C6];&quot; / &quot;;[.E6]))" office:value-type="string" office:string-value=":m 東和 PHOTO / 210129f / 武蔵新田駅 / 武蔵新田Ⅱプロジェクト / １名 / ホクシン設備（合田工務店） / 資料：指示書">
            <text:p>:m 東和 PHOTO / 210129f / 武蔵新田駅 / 武蔵新田Ⅱプロジェクト / １名 / ホクシン設備（合田工務店） / 資料：指示書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28_17-41-57_000.jpg</text:p>
          </table:table-cell>
          <table:table-cell table:style-name="ce8" office:value-type="string">
            <text:p>:m 1-2*2 RES / JVEMV6 64#81_1 / 『トピカ』 著者=アリストテレス、宮内璋 / p.3 / w:誤謬推理,topic:~ / N+</text:p>
          </table:table-cell>
          <table:table-cell table:style-name="ce17"/>
          <table:table-cell table:style-name="ce4"/>
          <table:table-cell table:style-name="ce4" office:value-type="string">
            <text:p>N-35-35-28.614807 E-139-34-48.995361</text:p>
          </table:table-cell>
          <table:table-cell table:style-name="ce35" table:formula="of:=IF([.E7]=&quot;&quot;;[.C7];CONCATENATE([.C7];&quot; / &quot;;[.E7]))" office:value-type="string" office:string-value=":m 1-2*2 RES / JVEMV6 64#81_1 / 『トピカ』 著者=アリストテレス、宮内璋 / p.3 / w:誤謬推理,topic:~ / N+">
            <text:p>:m 1-2*2 RES / JVEMV6 64#81_1 / 『トピカ』 著者=アリストテレス、宮内璋 / p.3 / w:誤謬推理,topic:~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28_17-52-29_000.jpg</text:p>
          </table:table-cell>
          <table:table-cell table:style-name="ce8" office:value-type="string">
            <text:p>:m 東和 PHOTO / 210129f / 武蔵新田駅 / 武蔵新田Ⅱプロジェクト / １名 / ホクシン設備（合田工務店） / 資料：交通</text:p>
          </table:table-cell>
          <table:table-cell table:style-name="ce20"/>
          <table:table-cell table:style-name="ce4"/>
          <table:table-cell table:style-name="ce4" office:value-type="string">
            <text:p>N-35-35-28.0 E-139-34-48.0</text:p>
          </table:table-cell>
          <table:table-cell table:style-name="ce35" table:formula="of:=IF([.E8]=&quot;&quot;;[.C8];CONCATENATE([.C8];&quot; / &quot;;[.E8]))" office:value-type="string" office:string-value=":m 東和 PHOTO / 210129f / 武蔵新田駅 / 武蔵新田Ⅱプロジェクト / １名 / ホクシン設備（合田工務店） / 資料：交通">
            <text:p>:m 東和 PHOTO / 210129f / 武蔵新田駅 / 武蔵新田Ⅱプロジェクト / １名 / ホクシン設備（合田工務店） / 資料：交通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28_17-53-32_000.jpg</text:p>
          </table:table-cell>
          <table:table-cell table:style-name="ce8" office:value-type="string">
            <text:p>:m 東和 PHOTO / 210129f / 武蔵新田駅 / 武蔵新田Ⅱプロジェクト / １名 / ホクシン設備（合田工務店） / 資料：スケジュール</text:p>
          </table:table-cell>
          <table:table-cell table:style-name="ce19"/>
          <table:table-cell table:style-name="ce4"/>
          <table:table-cell table:style-name="ce4" office:value-type="string">
            <text:p>N-35-35-28.642272 E-139-34-48.995361</text:p>
          </table:table-cell>
          <table:table-cell table:style-name="ce35" table:formula="of:=IF([.E9]=&quot;&quot;;[.C9];CONCATENATE([.C9];&quot; / &quot;;[.E9]))" office:value-type="string" office:string-value=":m 東和 PHOTO / 210129f / 武蔵新田駅 / 武蔵新田Ⅱプロジェクト / １名 / ホクシン設備（合田工務店） / 資料：スケジュール">
            <text:p>:m 東和 PHOTO / 210129f / 武蔵新田駅 / 武蔵新田Ⅱプロジェクト / １名 / ホクシン設備（合田工務店） / 資料：スケジュール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28_17-54-11_000.jpg</text:p>
          </table:table-cell>
          <table:table-cell table:style-name="ce8" office:value-type="string">
            <text:p>:m 東和 PHOTO / 210129f / 武蔵新田駅 / 武蔵新田Ⅱプロジェクト / １名 / ホクシン設備（合田工務店） / 資料：地図</text:p>
          </table:table-cell>
          <table:table-cell table:style-name="ce19"/>
          <table:table-cell table:style-name="ce4"/>
          <table:table-cell table:style-name="ce4" office:value-type="string">
            <text:p>N-35-35-28.669738 E-139-34-49.105224</text:p>
          </table:table-cell>
          <table:table-cell table:style-name="ce35" table:formula="of:=IF([.E10]=&quot;&quot;;[.C10];CONCATENATE([.C10];&quot; / &quot;;[.E10]))" office:value-type="string" office:string-value=":m 東和 PHOTO / 210129f / 武蔵新田駅 / 武蔵新田Ⅱプロジェクト / １名 / ホクシン設備（合田工務店） / 資料：地図">
            <text:p>:m 東和 PHOTO / 210129f / 武蔵新田駅 / 武蔵新田Ⅱプロジェクト / １名 / ホクシン設備（合田工務店） / 資料：地図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28_17-57-30_000.jpg</text:p>
          </table:table-cell>
          <table:table-cell table:style-name="ce8" office:value-type="string">
            <text:p>:m 東和 PHOTO / 210129f / 武蔵新田駅 / 武蔵新田Ⅱプロジェクト / １名 / ホクシン設備（合田工務店） / 資料：地図：ストリート</text:p>
          </table:table-cell>
          <table:table-cell table:style-name="ce17"/>
          <table:table-cell table:style-name="ce4"/>
          <table:table-cell table:style-name="ce4" office:value-type="string">
            <text:p>N-35-35-28.62854 E-139-34-48.940429</text:p>
          </table:table-cell>
          <table:table-cell table:style-name="ce35" table:formula="of:=IF([.E11]=&quot;&quot;;[.C11];CONCATENATE([.C11];&quot; / &quot;;[.E11]))" office:value-type="string" office:string-value=":m 東和 PHOTO / 210129f / 武蔵新田駅 / 武蔵新田Ⅱプロジェクト / １名 / ホクシン設備（合田工務店） / 資料：地図：ストリート">
            <text:p>:m 東和 PHOTO / 210129f / 武蔵新田駅 / 武蔵新田Ⅱプロジェクト / １名 / ホクシン設備（合田工務店） / 資料：地図：ストリート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28_20-43-03_000.jpg</text:p>
          </table:table-cell>
          <table:table-cell table:style-name="ce20" office:value-type="string">
            <text:p>:m 食べた物</text:p>
          </table:table-cell>
          <table:table-cell table:style-name="ce20"/>
          <table:table-cell table:style-name="ce4"/>
          <table:table-cell table:style-name="ce4"/>
          <table:table-cell table:style-name="ce35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28_22-32-06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6.568603 E-139-34-50.64331</text:p>
          </table:table-cell>
          <table:table-cell table:style-name="ce35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1-29_00-20-27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683471 E-139-34-48.995361</text:p>
          </table:table-cell>
          <table:table-cell table:style-name="ce35" table:formula="of:=IF([.E14]=&quot;&quot;;[.C14];CONCATENATE([.C14];&quot; / &quot;;[.E14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1-29_05-21-25_000.jpg</text:p>
          </table:table-cell>
          <table:table-cell table:style-name="ce8" office:value-type="string">
            <text:p>:m 東和 PHOTO / 210129f / 武蔵新田駅 / 武蔵新田Ⅱプロジェクト / １名 / ホクシン設備（合田工務店） / 時刻：部屋を出る</text:p>
          </table:table-cell>
          <table:table-cell table:style-name="ce20"/>
          <table:table-cell table:style-name="ce4"/>
          <table:table-cell table:style-name="ce4" office:value-type="string">
            <text:p>N-35-35-28.532409 E-139-34-49.434814</text:p>
          </table:table-cell>
          <table:table-cell table:style-name="ce35" table:formula="of:=IF([.E15]=&quot;&quot;;[.C15];CONCATENATE([.C15];&quot; / &quot;;[.E15]))" office:value-type="string" office:string-value=":m 東和 PHOTO / 210129f / 武蔵新田駅 / 武蔵新田Ⅱプロジェクト / １名 / ホクシン設備（合田工務店） / 時刻：部屋を出る">
            <text:p>:m 東和 PHOTO / 210129f / 武蔵新田駅 / 武蔵新田Ⅱプロジェクト / １名 / ホクシン設備（合田工務店） / 時刻：部屋を出る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1-29_05-28-49_000.jpg</text:p>
          </table:table-cell>
          <table:table-cell table:style-name="ce8" office:value-type="string">
            <text:p>:m 東和 PHOTO / 210129f / 武蔵新田駅 / 武蔵新田Ⅱプロジェクト / １名 / ホクシン設備（合田工務店） / 時刻：出発時間</text:p>
          </table:table-cell>
          <table:table-cell table:style-name="ce20"/>
          <table:table-cell table:style-name="ce4"/>
          <table:table-cell table:style-name="ce4" office:value-type="string">
            <text:p>N-35-35-28.504943 E-139-34-49.764404</text:p>
          </table:table-cell>
          <table:table-cell table:style-name="ce35" table:formula="of:=IF([.E16]=&quot;&quot;;[.C16];CONCATENATE([.C16];&quot; / &quot;;[.E16]))" office:value-type="string" office:string-value=":m 東和 PHOTO / 210129f / 武蔵新田駅 / 武蔵新田Ⅱプロジェクト / １名 / ホクシン設備（合田工務店） / 時刻：出発時間">
            <text:p>:m 東和 PHOTO / 210129f / 武蔵新田駅 / 武蔵新田Ⅱプロジェクト / １名 / ホクシン設備（合田工務店） / 時刻：出発時間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1-29_15-23-24_000.jpg</text:p>
          </table:table-cell>
          <table:table-cell table:style-name="ce8" office:value-type="string">
            <text:p>:m 東和 PHOTO / 210129f / 武蔵新田駅 / 武蔵新田Ⅱプロジェクト / １名 / ホクシン設備（合田工務店） / 時刻：部屋に戻った</text:p>
          </table:table-cell>
          <table:table-cell table:style-name="ce17"/>
          <table:table-cell table:style-name="ce4"/>
          <table:table-cell table:style-name="ce4" office:value-type="string">
            <text:p>N-35-35-28.710937 E-139-34-49.324951</text:p>
          </table:table-cell>
          <table:table-cell table:style-name="ce35" table:formula="of:=IF([.E17]=&quot;&quot;;[.C17];CONCATENATE([.C17];&quot; / &quot;;[.E17]))" office:value-type="string" office:string-value=":m 東和 PHOTO / 210129f / 武蔵新田駅 / 武蔵新田Ⅱプロジェクト / １名 / ホクシン設備（合田工務店） / 時刻：部屋に戻った">
            <text:p>:m 東和 PHOTO / 210129f / 武蔵新田駅 / 武蔵新田Ⅱプロジェクト / １名 / ホクシン設備（合田工務店） / 時刻：部屋に戻った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1-29_17-12-06_000.jpg</text:p>
          </table:table-cell>
          <table:table-cell table:style-name="ce8" office:value-type="string">
            <text:p>:m 1*1 RES / JVEMV6 64#81_2 / 『トピカ』 著者=アリストテレス、宮内璋 / p.3 / w:定義；付帯性；類,topic:~ / N+</text:p>
          </table:table-cell>
          <table:table-cell table:style-name="ce20"/>
          <table:table-cell table:style-name="ce4"/>
          <table:table-cell table:style-name="ce4" office:value-type="string">
            <text:p>N-35-35-28.710937 E-139-34-49.270019</text:p>
          </table:table-cell>
          <table:table-cell table:style-name="ce35" table:formula="of:=IF([.E18]=&quot;&quot;;[.C18];CONCATENATE([.C18];&quot; / &quot;;[.E18]))" office:value-type="string" office:string-value=":m 1*1 RES / JVEMV6 64#81_2 / 『トピカ』 著者=アリストテレス、宮内璋 / p.3 / w:定義；付帯性；類,topic:~ / N+">
            <text:p>:m 1*1 RES / JVEMV6 64#81_2 / 『トピカ』 著者=アリストテレス、宮内璋 / p.3 / w:定義；付帯性；類,topic:~ / N+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1-29_17-12-27_000.jpg</text:p>
          </table:table-cell>
          <table:table-cell table:style-name="ce8" office:value-type="string">
            <text:p>:m :篠笛,shinobue 1*1 / session-memo / s.1:genr=習作,for=~,score+,memo~,key=Af,other=cont.from.0128</text:p>
          </table:table-cell>
          <table:table-cell table:style-name="ce18"/>
          <table:table-cell table:style-name="ce4"/>
          <table:table-cell table:style-name="ce4" office:value-type="string">
            <text:p>N-35-35-28.532409 E-139-34-49.160156</text:p>
          </table:table-cell>
          <table:table-cell table:style-name="ce35" table:formula="of:=IF([.E19]=&quot;&quot;;[.C19];CONCATENATE([.C19];&quot; / &quot;;[.E19]))" office:value-type="string" office:string-value=":m :篠笛,shinobue 1*1 / session-memo / s.1:genr=習作,for=~,score+,memo~,key=Af,other=cont.from.0128">
            <text:p>:m :篠笛,shinobue 1*1 / session-memo / s.1:genr=習作,for=~,score+,memo~,key=Af,other=cont.from.0128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1-29_19-20-42_000.jpg</text:p>
          </table:table-cell>
          <table:table-cell table:style-name="ce8" office:value-type="string">
            <text:p>:m 東和 PHOTO / 210129f / 武蔵新田駅 / 武蔵新田Ⅱプロジェクト / １名 / ホクシン設備（合田工務店） / 日報</text:p>
          </table:table-cell>
          <table:table-cell table:style-name="ce18"/>
          <table:table-cell table:style-name="ce4"/>
          <table:table-cell table:style-name="ce4" office:value-type="string">
            <text:p>N-35-35-28.49121 E-139-34-49.599609</text:p>
          </table:table-cell>
          <table:table-cell table:style-name="ce35" table:formula="of:=IF([.E20]=&quot;&quot;;[.C20];CONCATENATE([.C20];&quot; / &quot;;[.E20]))" office:value-type="string" office:string-value=":m 東和 PHOTO / 210129f / 武蔵新田駅 / 武蔵新田Ⅱプロジェクト / １名 / ホクシン設備（合田工務店） / 日報">
            <text:p>:m 東和 PHOTO / 210129f / 武蔵新田駅 / 武蔵新田Ⅱプロジェクト / １名 / ホクシン設備（合田工務店） / 日報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1-29_21-15-41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5" table:formula="of:=IF([.E21]=&quot;&quot;;[.C21];CONCATENATE([.C21];&quot; / &quot;;[.E21]))" office:value-type="string" office:string-value=":m 食べた物">
            <text:p>:m 食べた物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4" office:value-type="string">
            <text:p>2021-01-29_23-43-27_000.jpg</text:p>
          </table:table-cell>
          <table:table-cell table:style-name="ce8" office:value-type="string">
            <text:p>:m 記録 / 身体 / ケガ / loc=左手：第３と第４指の間,cause=瓶を洗っていた：瓶の口に当該部分が触れていた,loc-incident=~,id=2021-01-23_23-34-41_000.jpg,phase=風呂のあと；テープの前,apparatus=~,injury=擦り傷</text:p>
          </table:table-cell>
          <table:table-cell table:style-name="ce17"/>
          <table:table-cell table:style-name="ce4"/>
          <table:table-cell table:style-name="ce4" office:value-type="string">
            <text:p>N-35-35-28.656005 E-139-34-49.434814</text:p>
          </table:table-cell>
          <table:table-cell table:style-name="ce35" table:formula="of:=IF([.E22]=&quot;&quot;;[.C22];CONCATENATE([.C22];&quot; / &quot;;[.E22]))" office:value-type="string" office:string-value=":m 記録 / 身体 / ケガ / loc=左手：第３と第４指の間,cause=瓶を洗っていた：瓶の口に当該部分が触れていた,loc-incident=~,id=2021-01-23_23-34-41_000.jpg,phase=風呂のあと；テープの前,apparatus=~,injury=擦り傷">
            <text:p>:m 記録 / 身体 / ケガ / loc=左手：第３と第４指の間,cause=瓶を洗っていた：瓶の口に当該部分が触れていた,loc-incident=~,id=2021-01-23_23-34-41_000.jpg,phase=風呂のあと；テープの前,apparatus=~,injury=擦り傷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4" office:value-type="string">
            <text:p>2021-01-29_23-43-36_000.jpg</text:p>
          </table:table-cell>
          <table:table-cell table:style-name="ce8" office:value-type="string">
            <text:p>:m 記録 / 身体 / ケガ / loc=左手：親指：右下隅：爪の角,cause=不明,loc-incident=~,id=2021-01-23_23-44-57_000.jpg,phase=風呂から出たところ；テープを貼る前,apparatus=~,injury=ひび割れ</text:p>
          </table:table-cell>
          <table:table-cell table:style-name="ce24"/>
          <table:table-cell table:style-name="ce4"/>
          <table:table-cell table:style-name="ce4" office:value-type="string">
            <text:p>N-35-35-28.8208 E-139-34-49.324951</text:p>
          </table:table-cell>
          <table:table-cell table:style-name="ce35" table:formula="of:=IF([.E23]=&quot;&quot;;[.C23];CONCATENATE([.C23];&quot; / &quot;;[.E23]))" office:value-type="string" office:string-value=":m 記録 / 身体 / ケガ / loc=左手：親指：右下隅：爪の角,cause=不明,loc-incident=~,id=2021-01-23_23-44-57_000.jpg,phase=風呂から出たところ；テープを貼る前,apparatus=~,injury=ひび割れ">
            <text:p>:m 記録 / 身体 / ケガ / loc=左手：親指：右下隅：爪の角,cause=不明,loc-incident=~,id=2021-01-23_23-44-57_000.jpg,phase=風呂から出たところ；テープを貼る前,apparatus=~,injury=ひび割れ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4" office:value-type="string">
            <text:p>2021-01-29_23-43-53_000.jpg</text:p>
          </table:table-cell>
          <table:table-cell table:style-name="ce19" office:value-type="string">
            <text:p>:m 記録 / 身体 / ケガ / loc=右手：親指：左上隅：爪の角,cause=不明,loc-incident=~,id=2021-01-22_11-44-17_000.jpg,phase=テープを貼る前,apparatus=~,injury=ひび割れ</text:p>
          </table:table-cell>
          <table:table-cell table:style-name="ce18"/>
          <table:table-cell table:style-name="ce4"/>
          <table:table-cell table:style-name="ce4" office:value-type="string">
            <text:p>N-35-35-28.683471 E-139-34-49.270019</text:p>
          </table:table-cell>
          <table:table-cell table:style-name="ce35" table:formula="of:=IF([.E24]=&quot;&quot;;[.C24];CONCATENATE([.C24];&quot; / &quot;;[.E24]))" office:value-type="string" office:string-value=":m 記録 / 身体 / ケガ / loc=右手：親指：左上隅：爪の角,cause=不明,loc-incident=~,id=2021-01-22_11-44-17_000.jpg,phase=テープを貼る前,apparatus=~,injury=ひび割れ">
            <text:p>:m 記録 / 身体 / ケガ / loc=右手：親指：左上隅：爪の角,cause=不明,loc-incident=~,id=2021-01-22_11-44-17_000.jpg,phase=テープを貼る前,apparatus=~,injury=ひび割れ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1-30_00-26-44_000.jpg</text:p>
          </table:table-cell>
          <table:table-cell table:style-name="ce8" office:value-type="string">
            <text:p>:PHOTO 記録 / 経過記録；作ったもの / food=焼酎漬け / material=バジル：２パック,liquor=麦焼酎：200ml,time=~,container=silver-cap / type=~,other=~,id=2021-01-30_00-26-44_000.jpg</text:p>
          </table:table-cell>
          <table:table-cell table:style-name="ce19"/>
          <table:table-cell table:style-name="ce4"/>
          <table:table-cell table:style-name="ce4" office:value-type="string">
            <text:p>N-35-35-28.477478 E-139-34-49.215087</text:p>
          </table:table-cell>
          <table:table-cell table:style-name="ce35" table:formula="of:=IF([.E25]=&quot;&quot;;[.C25];CONCATENATE([.C25];&quot; / &quot;;[.E25]))" office:value-type="string" office:string-value=":PHOTO 記録 / 経過記録；作ったもの / food=焼酎漬け / material=バジル：２パック,liquor=麦焼酎：200ml,time=~,container=silver-cap / type=~,other=~,id=2021-01-30_00-26-44_000.jpg">
            <text:p>:PHOTO 記録 / 経過記録；作ったもの / food=焼酎漬け / material=バジル：２パック,liquor=麦焼酎：200ml,time=~,container=silver-cap / type=~,other=~,id=2021-01-30_00-26-44_000.jpg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4" office:value-type="string">
            <text:p>2021-01-30_00-27-13_000.jpg</text:p>
          </table:table-cell>
          <table:table-cell table:style-name="ce8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7"/>
          <table:table-cell table:style-name="ce4"/>
          <table:table-cell table:style-name="ce4" office:value-type="string">
            <text:p>N-35-35-28.546142 E-139-34-49.324951</text:p>
          </table:table-cell>
          <table:table-cell table:style-name="ce35" table:formula="of:=IF([.E26]=&quot;&quot;;[.C26];CONCATENATE([.C26];&quot; / &quot;;[.E26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1-30_01-34-38_000.jpg</text:p>
          </table:table-cell>
          <table:table-cell table:style-name="ce19" office:value-type="string">
            <text:p>:m :PHOTO 寝た時刻 / 2020 / オナニー、1:00ぐらいか、未了</text:p>
          </table:table-cell>
          <table:table-cell table:style-name="ce19"/>
          <table:table-cell table:style-name="ce4"/>
          <table:table-cell table:style-name="ce4"/>
          <table:table-cell table:style-name="ce35" table:formula="of:=IF([.E27]=&quot;&quot;;[.C27];CONCATENATE([.C27];&quot; / &quot;;[.E27]))" office:value-type="string" office:string-value=":m :PHOTO 寝た時刻 / 2020 / オナニー、1:00ぐらいか、未了">
            <text:p>:m :PHOTO 寝た時刻 / 2020 / オナニー、1:00ぐらいか、未了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1-30_05-06-24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72467 E-139-34-49.215087</text:p>
          </table:table-cell>
          <table:table-cell table:style-name="ce35" table:formula="of:=IF([.E28]=&quot;&quot;;[.C28];CONCATENATE([.C28];&quot; / &quot;;[.E28]))" office:value-type="string" office:string-value=":m :PHOTO 起きた時刻（夜中） / ">
            <text:p>:m :PHOTO 起きた時刻（夜中） / 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1-30_07-44-40_000.jpg</text:p>
          </table:table-cell>
          <table:table-cell table:style-name="ce17" office:value-type="string">
            <text:p>:m :PHOTO 起きた時刻 / 2020</text:p>
          </table:table-cell>
          <table:table-cell table:style-name="ce20"/>
          <table:table-cell table:style-name="ce4"/>
          <table:table-cell table:style-name="ce4" office:value-type="string">
            <text:p>N-35-35-28.601074 E-139-34-49.160156</text:p>
          </table:table-cell>
          <table:table-cell table:style-name="ce35" table:formula="of:=IF([.E29]=&quot;&quot;;[.C29];CONCATENATE([.C29];&quot; / &quot;;[.E29]))" office:value-type="string" office:string-value=":m :PHOTO 起きた時刻 / 2020">
            <text:p>:m :PHOTO 起き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1-30_08-47-49_000.jpg</text:p>
          </table:table-cell>
          <table:table-cell table:style-name="ce19" office:value-type="string">
            <text:p>:PHOTO 記録 / @２階：トイレ：便器内 / 大便：様子 / time=~</text:p>
          </table:table-cell>
          <table:table-cell table:style-name="ce19"/>
          <table:table-cell table:style-name="ce4"/>
          <table:table-cell table:style-name="ce4" office:value-type="string">
            <text:p>N-35-35-28.738403 E-139-34-49.379882</text:p>
          </table:table-cell>
          <table:table-cell table:style-name="ce35" table:formula="of:=IF([.E30]=&quot;&quot;;[.C30];CONCATENATE([.C30];&quot; / &quot;;[.E30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29_15-33-37_000.mid</text:p>
          </table:table-cell>
          <table:table-cell table:style-name="ce8" office:value-type="string">
            <text:p>:in-mid / app=perfect-piano / 演奏、play / id-2021-0129-1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string" office:string-value=":in-mid / app=perfect-piano / 演奏、play / id-2021-0129-1 / category=melody,inst=~,for=~,genre=~">
            <text:p>:in-mid / app=perfect-piano / 演奏、play / id-2021-0129-1 / category=melody,inst=~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29_19-03-44_000.mp4</text:p>
          </table:table-cell>
          <table:table-cell table:style-name="ce8" office:value-type="string">
            <text:p>:VIDEO / @自室 / 記録 / jap.flute / 演奏、play / f-2021-0129-1 / genr=demo:half-notes:h-6,other=half-notes,R=1,for=section-2</text:p>
          </table:table-cell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string" office:string-value=":VIDEO / @自室 / 記録 / jap.flute / 演奏、play / f-2021-0129-1 / genr=demo:half-notes:h-6,other=half-notes,R=1,for=section-2">
            <text:p>:VIDEO / @自室 / 記録 / jap.flute / 演奏、play / f-2021-0129-1 / genr=demo:half-notes:h-6,other=half-notes,R=1,for=section-2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29_22-31-41_000.mid</text:p>
          </table:table-cell>
          <table:table-cell table:style-name="ce8" office:value-type="string">
            <text:p>:in-mid / app=perfect-piano / 演奏、play / id-2021-0129-2 / category=melody,inst=shino,for=~,genre=~</text:p>
          </table:table-cell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string" office:string-value=":in-mid / app=perfect-piano / 演奏、play / id-2021-0129-2 / category=melody,inst=shino,for=~,genre=~">
            <text:p>:in-mid / app=perfect-piano / 演奏、play / id-2021-0129-2 / category=melody,inst=shino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29_22-42-05_000.mid</text:p>
          </table:table-cell>
          <table:table-cell table:style-name="ce8" office:value-type="string">
            <text:p>:in-mid / app=perfect-piano / 演奏、play / id-2021-0129-3 / category=melody,inst=shino,for=~,genre=~</text:p>
          </table:table-cell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string" office:string-value=":in-mid / app=perfect-piano / 演奏、play / id-2021-0129-3 / category=melody,inst=shino,for=~,genre=~">
            <text:p>:in-mid / app=perfect-piano / 演奏、play / id-2021-0129-3 / category=melody,inst=shino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30_07-46-05_000.mid</text:p>
          </table:table-cell>
          <table:table-cell table:style-name="ce8" office:value-type="string">
            <text:p>:in-mid / app=perfect-piano / 演奏、play / id-2021-0130-1 / category=melody,inst=shino,for=~,genre=~</text:p>
          </table:table-cell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string" office:string-value=":in-mid / app=perfect-piano / 演奏、play / id-2021-0130-1 / category=melody,inst=shino,for=~,genre=~">
            <text:p>:in-mid / app=perfect-piano / 演奏、play / id-2021-0130-1 / category=melody,inst=shino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3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3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3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3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3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30">2021/01/30</text:date>, <text:time>10:45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30T10:45:13.46</dc:date>
    <dc:creator>iwabuchi ken</dc:creator>
    <meta:editing-duration>P30DT19H46M57S</meta:editing-duration>
    <meta:editing-cycles>11482</meta:editing-cycles>
    <meta:document-statistic meta:table-count="1" meta:cell-count="510" meta:object-count="0"/>
  </office:meta>
</office:document-meta>
</file>